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2300CC90762926E768A.jpg" manifest:media-type="image/jpeg"/>
  <manifest:file-entry manifest:full-path="Pictures/10000201000004B0000004A1151EE360F85929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55308d" draw:fill-color="#ffffff" draw:opacity="50%" draw:opacity-name="" draw:textarea-horizontal-align="justify" draw:textarea-vertical-align="middle" draw:auto-grow-height="false" fo:min-height="0.67cm" fo:min-width="0.56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3.1cm"/>
      <style:paragraph-properties style:writing-mode="lr-tb"/>
    </style:style>
    <style:style style:name="gr4" style:family="graphic" style:parent-style-name="standard">
      <style:graphic-properties svg:stroke-color="#55308d" draw:fill-color="#ffffff" draw:opacity="50%" draw:opacity-name="" draw:textarea-horizontal-align="justify" draw:textarea-vertical-align="middle" draw:auto-grow-height="false" fo:min-height="0.528cm" fo:min-width="0.208cm"/>
    </style:style>
    <style:style style:name="gr5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solid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0.8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8.999cm" svg:height="18.761cm" svg:x="1.028cm" svg:y="5.502cm">
          <draw:image xlink:href="Pictures/10000201000004B0000004A1151EE360F8592989.png" xlink:type="simple" xlink:show="embed" xlink:actuate="onLoad" loext:mime-type="image/png">
            <text:p/>
          </draw:image>
        </draw:frame>
        <draw:custom-shape draw:style-name="gr2" draw:text-style-name="P2" draw:layer="layout" svg:width="1.5cm" svg:height="1.3cm" svg:x="10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6cm" svg:height="1.6cm" svg:x="11.6cm" svg:y="8.7cm">
          <text:p text:style-name="P1"><text:span text:style-name="T1">N’hi ha un restaurant molt bo aqu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1.1cm" svg:x="7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338cm" svg:height="0.727cm" svg:x="8.162cm" svg:y="8.673cm">
          <draw:image xlink:href="Pictures/1000000000000104000002300CC90762926E768A.jpg" xlink:type="simple" xlink:show="embed" xlink:actuate="onLoad" loext:mime-type="image/jpeg">
            <text:p/>
          </draw:image>
        </draw:frame>
        <draw:path draw:style-name="gr6" draw:text-style-name="P4" draw:layer="layout" svg:width="3.271cm" svg:height="3.695cm" draw:transform="rotate (2.63300370955865) translate (8.29945775231411cm 14.035407083691cm)" svg:viewBox="0 0 3272 3696" svg:d="M2659 3682c312 87 712-232 591-522-153-363-708-16-910-347-179-294-483-371-664-649-143-219-646-364-345-716 180-210 493-422 387-739-81-242-41-967-479-614-267 215-491 289-762 315-316 30-548 327-457 612">
          <text:p/>
        </draw:path>
        <draw:custom-shape draw:style-name="gr7" draw:text-style-name="P3" draw:layer="layout" svg:width="1.3cm" svg:height="0.6cm" svg:x="6.3cm" svg:y="10.7cm">
          <text:p text:style-name="P1"><text:span text:style-name="T1">Tenda de </text:span></text:p>
          <text:p text:style-name="P1"><text:span text:style-name="T1">souveni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0.6cm" svg:x="6.8cm" svg:y="13.4cm">
          <text:p text:style-name="P1"><text:span text:style-name="T1">Supermercat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3:35:15.775896406</meta:creation-date>
    <dc:date>2021-09-27T14:12:07.934223589</dc:date>
    <meta:editing-duration>PT26M41S</meta:editing-duration>
    <meta:editing-cycles>4</meta:editing-cycles>
    <meta:generator>LibreOffice/6.4.7.2$Linux_X86_64 LibreOffice_project/40$Build-2</meta:generator>
    <meta:document-statistic meta:object-count="8"/>
  </office:meta>
</office:document-meta>
</file>